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4.326cm"/>
    </style:style>
    <style:style style:name="gr3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line-height="100%" fo:text-align="start"/>
      <style:text-properties style:font-name="Liberation Mono"/>
    </style:style>
    <style:style style:name="P2" style:family="paragraph">
      <style:paragraph-properties fo:line-height="100%" fo:text-align="start"/>
      <style:text-properties style:font-name="Liberation Mono" fo:font-size="14pt" style:font-size-asian="14pt" style:font-size-complex="14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text-properties style:font-name="Liberation Mono"/>
    </style:style>
    <style:style style:name="P6" style:family="paragraph">
      <style:text-properties style:font-name="Liberation Mono" fo:font-size="14pt" style:font-size-asian="14pt" style:font-size-complex="14pt"/>
    </style:style>
    <style:style style:name="P7" style:family="paragraph">
      <style:paragraph-properties fo:text-align="start"/>
      <style:text-properties style:font-name="Liberation Mono"/>
    </style:style>
    <style:style style:name="P8" style:family="paragraph">
      <style:paragraph-properties fo:text-align="start"/>
      <style:text-properties style:font-name="Liberation Mono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iberation Mono" fo:font-size="14pt" style:font-size-asian="14pt" style:font-size-complex="14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85cm" svg:height="2.921cm" svg:x="0.929cm" svg:y="5.953cm">
          <draw:glue-point draw:id="4" svg:x="0.001cm" svg:y="-3.557cm" draw:align="bottom-left"/>
          <draw:glue-point draw:id="5" svg:x="-4.999cm" svg:y="0.653cm"/>
          <text:p text:style-name="P1"><text:span text:style-name="T1">a.out:</text:span></text:p>
          <text:p text:style-name="P1"><text:span text:style-name="T1"><text:tab/></text:span><text:span text:style-name="T1">..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6.985cm" svg:height="1.397cm" svg:x="0.943cm" svg:y="9.001cm">
          <text:p text:style-name="P3"><text:span text:style-name="T2">1) Initial a.out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25cm" svg:height="0.818cm" svg:x="8.088cm" svg:y="6.659cm">
          <draw:text-box>
            <text:p text:style-name="P5"><text:span text:style-name="T1">LD_PRELOAD=wrapper.so</text:span></text:p>
          </draw:text-box>
        </draw:frame>
        <draw:custom-shape draw:style-name="gr1" draw:text-style-name="P8" xml:id="id2" draw:id="id2" draw:layer="layout" svg:width="6.985cm" svg:height="2.794cm" svg:x="0.929cm" svg:y="3.032cm">
          <draw:glue-point draw:id="4" svg:x="-4.999cm" svg:y="-0.909cm"/>
          <text:p text:style-name="P7"><text:span text:style-name="T1">libc:</text:span></text:p>
          <text:p text:style-name="P7"><text:span text:style-name="T1"><text:tab/></text:span><text:span text:style-name="T1">call(){</text:span></text:p>
          <text:p text:style-name="P7"><text:span text:style-name="T1"><text:tab/></text:span><text:span text:style-name="T1"><text:tab/></text:span><text:span text:style-name="T1">...</text:span></text:p>
          <text:p text:style-name="P7"><text:span text:style-name="T1"><text:tab/></text:span><text:span text:style-name="T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9" draw:layer="layout" draw:type="curve" svg:x1="0.93cm" svg:y1="7.603cm" svg:x2="0.93cm" svg:y2="4.176cm" draw:start-shape="id1" draw:start-glue-point="5" draw:end-shape="id2" draw:end-glue-point="4" svg:d="M930 7603c-754 0-754-3427 0-3427" svg:viewBox="0 0 566 3428">
          <text:p/>
        </draw:connector>
        <draw:custom-shape draw:style-name="gr1" draw:text-style-name="P8" xml:id="id4" draw:id="id4" draw:layer="layout" svg:width="6.985cm" svg:height="2.794cm" svg:x="15.205cm" svg:y="0.111cm">
          <draw:glue-point draw:id="4" svg:x="4.984cm" svg:y="-0.909cm"/>
          <text:p text:style-name="P7"><text:span text:style-name="T1">libc:</text:span></text:p>
          <text:p text:style-name="P7"><text:span text:style-name="T1"><text:tab/></text:span><text:span text:style-name="T1">call(){</text:span></text:p>
          <text:p text:style-name="P7"><text:span text:style-name="T1"><text:tab/></text:span><text:span text:style-name="T1"><text:tab/></text:span><text:span text:style-name="T1">...</text:span></text:p>
          <text:p text:style-name="P7"><text:span text:style-name="T1"><text:tab/></text:span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" draw:text-style-name="P8" xml:id="id3" draw:id="id3" draw:layer="layout" svg:width="6.985cm" svg:height="2.794cm" svg:x="15.205cm" svg:y="3.032cm">
          <draw:glue-point draw:id="4" svg:x="4.984cm" svg:y="-0.909cm"/>
          <text:p text:style-name="P7"><text:span text:style-name="T1">wrapper.so:</text:span></text:p>
          <text:p text:style-name="P7"><text:span text:style-name="T1"><text:tab/></text:span><text:span text:style-name="T1">call(){</text:span></text:p>
          <text:p text:style-name="P7"><text:span text:style-name="T1"><text:tab/></text:span><text:span text:style-name="T1"><text:tab/></text:span><text:span text:style-name="T1">...</text:span></text:p>
          <text:p text:style-name="P7"><text:span text:style-name="T1"><text:tab/></text:span><text:span text:style-name="T1">}</text:span></text:p>
          <draw:enhanced-geometry svg:viewBox="0 0 21600 21600" draw:type="rectangle" draw:enhanced-path="M 0 0 L 21600 0 21600 21600 0 21600 0 0 Z N"/>
        </draw:custom-shape>
        <draw:connector draw:style-name="gr3" draw:text-style-name="P9" draw:layer="layout" draw:type="curve" svg:x1="22.178cm" svg:y1="4.176cm" svg:x2="22.178cm" svg:y2="1.255cm" draw:start-shape="id3" draw:start-glue-point="4" draw:end-shape="id4" draw:end-glue-point="4" svg:d="M22178 4176c768 0 768-2921 0-2921" svg:viewBox="0 0 577 2922">
          <text:p/>
        </draw:connector>
        <draw:connector draw:style-name="gr3" draw:text-style-name="P9" draw:layer="layout" draw:type="line" svg:x1="7.914cm" svg:y1="7.413cm" svg:x2="15.205cm" svg:y2="7.413cm" draw:start-shape="id1" draw:start-glue-point="1" draw:end-shape="id5" draw:end-glue-point="3" svg:d="M7914 7413h7291" svg:viewBox="0 0 7292 1">
          <text:p/>
        </draw:connector>
        <draw:connector draw:style-name="gr3" draw:text-style-name="P9" draw:layer="layout" draw:type="curve" svg:x1="22.178cm" svg:y1="7.73cm" svg:x2="22.178cm" svg:y2="4.176cm" draw:start-shape="id5" draw:start-glue-point="5" draw:end-shape="id3" draw:end-glue-point="4" svg:d="M22178 7730c768 0 768-3554 0-3554" svg:viewBox="0 0 577 3555">
          <text:p/>
        </draw:connector>
        <draw:custom-shape draw:style-name="gr1" draw:text-style-name="P4" draw:layer="layout" svg:width="6.985cm" svg:height="1.397cm" svg:x="15.194cm" svg:y="9.001cm">
          <text:p text:style-name="P3"><text:span text:style-name="T2">2) a.out preloaded </text:span></text:p>
          <text:p text:style-name="P3"><text:span text:style-name="T2">with shared library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4.456cm" svg:height="0.866cm" draw:transform="rotate (-0.0258308729295165) translate (22.834cm 2.707cm)">
          <draw:text-box>
            <text:p text:style-name="P10"><text:span text:style-name="T3">(probability <text:s text:c="9"/>)</text:span></text:p>
          </draw:text-box>
        </draw:frame>
        <draw:custom-shape draw:style-name="gr1" draw:text-style-name="P2" xml:id="id5" draw:id="id5" draw:layer="layout" svg:width="6.985cm" svg:height="2.921cm" svg:x="15.205cm" svg:y="5.953cm">
          <draw:glue-point draw:id="4" svg:x="0.001cm" svg:y="-3.557cm" draw:align="bottom-left"/>
          <draw:glue-point draw:id="5" svg:x="4.984cm" svg:y="1.088cm"/>
          <text:p text:style-name="P1"><text:span text:style-name="T1">a.out:</text:span></text:p>
          <text:p text:style-name="P1"><text:span text:style-name="T1"><text:tab/></text:span><text:span text:style-name="T1">...</text:span></text:p>
          <text:p text:style-name="P1"><text:span text:style-name="T1"><text:tab/></text:span><text:span text:style-name="T1">line_n: call()</text:span></text:p>
          <text:p text:style-name="P1"><text:span text:style-name="T1"><text:tab/></text:span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1.234cm" svg:height="0.564cm" svg:x="25.154cm" svg:y="2.84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67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1:14:11.799912846</meta:creation-date>
    <dc:date>2016-12-08T22:12:53.156420256</dc:date>
    <meta:editing-duration>PT45M32S</meta:editing-duration>
    <meta:editing-cycles>35</meta:editing-cycles>
    <meta:generator>LibreOffice/4.2.8.2$Linux_X86_64 LibreOffice_project/420m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n>1</mn>
      <mo stretchy="false">−</mo>
      <mi>p</mi>
    </mrow>
    <annotation encoding="StarMath 5.0">1-p</annotation>
  </semantics>
</math>
</file>